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35302b"/>
    </style:style>
    <style:style style:name="P2" style:family="paragraph" style:parent-style-name="Preformatted_20_Text">
      <style:text-properties officeooo:paragraph-rsid="002071a0"/>
    </style:style>
    <style:style style:name="T1" style:family="text">
      <style:text-properties officeooo:rsid="0010b4dc"/>
    </style:style>
    <style:style style:name="T2" style:family="text">
      <style:text-properties officeooo:rsid="00131b7d"/>
    </style:style>
    <style:style style:name="T3" style:family="text">
      <style:text-properties officeooo:rsid="00221e42"/>
    </style:style>
    <style:style style:name="T4" style:family="text">
      <style:text-properties officeooo:rsid="0024f518"/>
    </style:style>
    <style:style style:name="T5" style:family="text">
      <style:text-properties officeooo:rsid="0025c06d"/>
    </style:style>
    <style:style style:name="T6" style:family="text">
      <style:text-properties officeooo:rsid="00278bf7"/>
    </style:style>
    <style:style style:name="T7" style:family="text">
      <style:text-properties officeooo:rsid="002aade4"/>
    </style:style>
    <style:style style:name="T8" style:family="text">
      <style:text-properties officeooo:rsid="002b1aa6"/>
    </style:style>
    <style:style style:name="T9" style:family="text">
      <style:text-properties officeooo:rsid="003057d1"/>
    </style:style>
    <style:style style:name="T10" style:family="text">
      <style:text-properties officeooo:rsid="003530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äume <text:span text:style-name="T1">\n </text:span>
                <text:a xlink:type="simple" xlink:href="http://www.heise.de/" text:style-name="Internet_20_link" text:visited-style-name="Visited_20_Internet_20_Link">
                    <text:span text:style-name="T1">http://www.heise.de</text:span>
                </text:a>
                <text:span text:style-name="T1">
                    <text:s/>c:\path\somewhere „Hello World“ ‘‘ "Quotations"<text:line-break/>H</text:span>ello ää <text:a xlink:type="simple" xlink:href="http://heise.de/" text:style-name="Internet_20_link" text:visited-style-name="Visited_20_Internet_20_Link">http://heise.de</text:a>
                <text:span text:style-name="T2">&lt;TAB&gt;</text:span>
                <text:tab/>
                <text:span text:style-name="T2">&lt;/TAB&gt; <text:s text:c="22"/>
                </text:span>c:\path\dummy</text:p>
      <text:list xml:id="list3084799603" text:style-name="L1">
        <text:list-item>
          <text:p text:style-name="P1">
                        <text:span text:style-name="T7">(U+00A0)- </text:span>
                        <text:a xlink:type="simple" xlink:href="https://en.wikipedia.org/wiki/Non-breaking_space" text:style-name="Internet_20_link" text:visited-style-name="Visited_20_Internet_20_Link">
                            <text:span text:style-name="T7">n</text:span>
                        </text:a>
                        <text:a xlink:type="simple" xlink:href="https://en.wikipedia.org/wiki/Non-breaking_space" text:style-name="Internet_20_link" text:visited-style-name="Visited_20_Internet_20_Link">on-breaking space</text:a>
                        <text:span text:style-name="T7">–&gt; </text:span>: !</text:p>
        </text:list-item>
        <text:list-item>
          <text:p text:style-name="P1">
                        <text:span text:style-name="T3">(U+2011)- </text:span>
                        <text:a xlink:type="simple" xlink:href="https://de.wikipedia.org/wiki/Geschützter_Bindestrich" text:style-name="Internet_20_link" text:visited-style-name="Visited_20_Internet_20_Link">
                            <text:span text:style-name="T3">n</text:span>
                        </text:a>
                        <text:a xlink:type="simple" xlink:href="https://de.wikipedia.org/wiki/Geschützter_Bindestrich" text:style-name="Internet_20_link" text:visited-style-name="Visited_20_Internet_20_Link">on-breaking </text:a>
                        <text:a xlink:type="simple" xlink:href="https://de.wikipedia.org/wiki/Geschützter_Bindestrich" text:style-name="Internet_20_link" text:visited-style-name="Visited_20_Internet_20_Link">
                            <text:span text:style-name="T3">hyphen</text:span>
                        </text:a>
                        <text:span text:style-name="T3"> –&gt; </text:span>:‑!</text:p>
        </text:list-item>
        <text:list-item>
          <text:p text:style-name="P1">
                        <text:span text:style-name="T8">(U+00AD)- </text:span>
                        <text:a xlink:type="simple" xlink:href="https://en.wikipedia.org/wiki/Soft_hyphen" text:style-name="Internet_20_link" text:visited-style-name="Visited_20_Internet_20_Link">
                            <text:span text:style-name="T8">soft hyphen</text:span>
                        </text:a>
                        <text:span text:style-name="T8"> (shy)–&gt; :­!</text:span>
                    </text:p>
        </text:list-item>
        <text:list-item>
          <text:p text:style-name="P1">
                        <text:span text:style-name="T8">(U+200B)- </text:span>
                        <text:a xlink:type="simple" xlink:href="https://en.wikipedia.org/wiki/Zero-width_space" text:style-name="Internet_20_link" text:visited-style-name="Visited_20_Internet_20_Link">
                            <text:span text:style-name="T8">zero-width space</text:span>
                        </text:a>
                        <text:span text:style-name="T8"> –&gt; :​!</text:span>
                    </text:p>
        </text:list-item>
        <text:list-item>
          <text:p text:style-name="P1">
                        <text:span text:style-name="T8">(U+2060)- </text:span>
                        <text:a xlink:type="simple" xlink:href="https://en.wikipedia.org/wiki/Word_joiner" text:style-name="Internet_20_link" text:visited-style-name="Visited_20_Internet_20_Link">
                            <text:span text:style-name="T8">word joiner</text:span>
                        </text:a>
                        <text:span text:style-name="T8"> (replaces „zero width no-break space“) –&gt; :⁠!</text:span>
                   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11:52:32.22</meta:creation-date>
    <dc:date>2019-08-03T14:30:45.008000000</dc:date>
    <meta:editing-duration>PT46M31S</meta:editing-duration>
    <meta:editing-cycles>36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6" meta:word-count="51" meta:character-count="365" meta:non-whitespace-character-count="301"/>
  </office:meta>
</office:document-meta>
</file>